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538b5c"/>
    </style:style>
    <style:style style:name="P9" style:family="paragraph" style:parent-style-name="Standard">
      <style:text-properties officeooo:rsid="0024f08b" officeooo:paragraph-rsid="0024f08b"/>
    </style:style>
    <style:style style:name="P10" style:family="paragraph" style:parent-style-name="Standard">
      <style:text-properties officeooo:rsid="0026faa5" officeooo:paragraph-rsid="0026faa5"/>
    </style:style>
    <style:style style:name="P11" style:family="paragraph" style:parent-style-name="Standard">
      <style:text-properties officeooo:rsid="00282c4b" officeooo:paragraph-rsid="00282c4b"/>
    </style:style>
    <style:style style:name="P12" style:family="paragraph" style:parent-style-name="Standard">
      <style:text-properties officeooo:rsid="00289b4e" officeooo:paragraph-rsid="00289b4e"/>
    </style:style>
    <style:style style:name="P13" style:family="paragraph" style:parent-style-name="Standard">
      <style:text-properties officeooo:rsid="003011b6" officeooo:paragraph-rsid="003011b6"/>
    </style:style>
    <style:style style:name="P14" style:family="paragraph" style:parent-style-name="Standard">
      <style:paragraph-properties fo:text-align="center" style:justify-single-word="false"/>
      <style:text-properties officeooo:rsid="003377ab" officeooo:paragraph-rsid="003377ab"/>
    </style:style>
    <style:style style:name="P15" style:family="paragraph" style:parent-style-name="Standard">
      <style:text-properties fo:font-weight="bold" officeooo:rsid="001f20d2" officeooo:paragraph-rsid="001f20d2" style:font-weight-asian="bold" style:font-weight-complex="bold"/>
    </style:style>
    <style:style style:name="P16" style:family="paragraph" style:parent-style-name="Standard">
      <style:text-properties officeooo:rsid="00339d2d" officeooo:paragraph-rsid="0035841c"/>
    </style:style>
    <style:style style:name="P17" style:family="paragraph" style:parent-style-name="Standard">
      <style:text-properties officeooo:rsid="003cde41" officeooo:paragraph-rsid="003cde41"/>
    </style:style>
    <style:style style:name="P18" style:family="paragraph" style:parent-style-name="Standard">
      <style:text-properties officeooo:rsid="003cde41" officeooo:paragraph-rsid="003ed688"/>
    </style:style>
    <style:style style:name="P19" style:family="paragraph" style:parent-style-name="Standard">
      <style:text-properties officeooo:rsid="003cde41" officeooo:paragraph-rsid="003ff11a"/>
    </style:style>
    <style:style style:name="P20" style:family="paragraph" style:parent-style-name="Standard">
      <style:text-properties officeooo:rsid="003cde41" officeooo:paragraph-rsid="00425b52"/>
    </style:style>
    <style:style style:name="P21" style:family="paragraph" style:parent-style-name="Standard">
      <style:text-properties officeooo:rsid="003cde41" officeooo:paragraph-rsid="004430d4"/>
    </style:style>
    <style:style style:name="P22" style:family="paragraph" style:parent-style-name="Standard">
      <style:text-properties officeooo:rsid="003ed688" officeooo:paragraph-rsid="003ed688"/>
    </style:style>
    <style:style style:name="P23" style:family="paragraph" style:parent-style-name="Standard">
      <style:text-properties officeooo:rsid="003ff11a" officeooo:paragraph-rsid="003ff11a"/>
    </style:style>
    <style:style style:name="P24" style:family="paragraph" style:parent-style-name="Standard">
      <style:text-properties officeooo:rsid="0040b13f" officeooo:paragraph-rsid="004430d4"/>
    </style:style>
    <style:style style:name="P25" style:family="paragraph" style:parent-style-name="Standard">
      <style:text-properties officeooo:rsid="00499e70" officeooo:paragraph-rsid="00499e70"/>
    </style:style>
    <style:style style:name="P26" style:family="paragraph" style:parent-style-name="Standard">
      <style:text-properties officeooo:rsid="004bb05f" officeooo:paragraph-rsid="004bb05f"/>
    </style:style>
    <style:style style:name="P27" style:family="paragraph" style:parent-style-name="Standard">
      <style:text-properties officeooo:rsid="004c4b94" officeooo:paragraph-rsid="004c4b94"/>
    </style:style>
    <style:style style:name="P28" style:family="paragraph" style:parent-style-name="Standard">
      <style:text-properties fo:font-weight="normal" officeooo:rsid="001f20d2" officeooo:paragraph-rsid="001f20d2" style:font-weight-asian="normal" style:font-weight-complex="normal"/>
    </style:style>
    <style:style style:name="P29" style:family="paragraph" style:parent-style-name="Standard">
      <style:text-properties fo:font-weight="normal" officeooo:rsid="00509db7" officeooo:paragraph-rsid="00509db7" style:font-weight-asian="normal" style:font-weight-complex="normal"/>
    </style:style>
    <style:style style:name="P30" style:family="paragraph" style:parent-style-name="Standard">
      <style:text-properties officeooo:rsid="00529818" officeooo:paragraph-rsid="0058541e"/>
    </style:style>
    <style:style style:name="P31" style:family="paragraph" style:parent-style-name="Standard">
      <style:text-properties officeooo:rsid="00529818" officeooo:paragraph-rsid="0059b1d8"/>
    </style:style>
    <style:style style:name="P32" style:family="paragraph" style:parent-style-name="Standard">
      <style:text-properties officeooo:rsid="005df987" officeooo:paragraph-rsid="005df987"/>
    </style:style>
    <style:style style:name="P33" style:family="paragraph" style:parent-style-name="Standard">
      <style:text-properties officeooo:rsid="0060829f" officeooo:paragraph-rsid="0060829f"/>
    </style:style>
    <style:style style:name="P34" style:family="paragraph" style:parent-style-name="Standard">
      <style:text-properties officeooo:rsid="0060829f" officeooo:paragraph-rsid="0060d5d9"/>
    </style:style>
    <style:style style:name="P35" style:family="paragraph" style:parent-style-name="Standard">
      <style:text-properties officeooo:rsid="0060829f" officeooo:paragraph-rsid="00626afb"/>
    </style:style>
    <style:style style:name="P36" style:family="paragraph" style:parent-style-name="Standard">
      <style:text-properties officeooo:rsid="00615043" officeooo:paragraph-rsid="00615043"/>
    </style:style>
    <style:style style:name="P37" style:family="paragraph" style:parent-style-name="Standard">
      <style:text-properties officeooo:rsid="00626afb" officeooo:paragraph-rsid="00626afb"/>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officeooo:rsid="003ff11a"/>
    </style:style>
    <style:style style:name="T13" style:family="text">
      <style:text-properties officeooo:rsid="00425b52"/>
    </style:style>
    <style:style style:name="T14" style:family="text">
      <style:text-properties officeooo:rsid="004a996a"/>
    </style:style>
    <style:style style:name="T15" style:family="text">
      <style:text-properties officeooo:rsid="004c9b24"/>
    </style:style>
    <style:style style:name="T16" style:family="text">
      <style:text-properties officeooo:rsid="0051ce53"/>
    </style:style>
    <style:style style:name="T17" style:family="text">
      <style:text-properties officeooo:rsid="00538b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versi</text:p>
      <text:p text:style-name="P14">Daniel Daskivich</text:p>
      <text:p text:style-name="P1"/>
      <text:p text:style-name="P15">Introduction and Game Description</text:p>
      <text:p text:style-name="P15"/>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5">UI Design</text:p>
      <text:p text:style-name="P15"/>
      <text:p text:style-name="P9">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9"/>
      <text:p text:style-name="P9">A universal navigation bar visible upon log-in helps users navigate the site. The name of the game <text:span text:style-name="T2">(Reversi)</text:span> and the name of the current user flank a list of helpful in-site links.</text:p>
      <text:p text:style-name="P9"/>
      <text:p text:style-name="P9">Throughout the site, various Bootstrap “<text:span text:style-name="T2">col-*-*” </text:span>classes are used (e.g., <text:span text:style-name="T2">col-lg-2, col-md-8</text:span>) to make the content responsive to various and changing screen sizes.</text:p>
      <text:p text:style-name="P3"/>
      <text:p text:style-name="P10">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0">The landing page for the “create an account” button and (once logged in) the “my profile” link in the navigation bar both utilize the user/form.html template, <text:span text:style-name="T3">which mimics the input design of the main log-in page.</text:span></text:p>
      <text:p text:style-name="P10"/>
      <text:p text:style-name="P11"><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2">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3">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5">UI to Server Protocol</text:p>
      <text:p text:style-name="P15"/>
      <text:p text:style-name="P16">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this broadcast is received by the channel.on() method, which calls gotView() to refresh the display.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7">All <text:span text:style-name="T12">other </text:span>communication between the front-end and the back-end, outside of the main Reversi React component, takes place via standard <text:span text:style-name="T12">Phoenix</text:span> rout<text:span text:style-name="T12">er/controller</text:span> protocol. <text:span text:style-name="T13">For filtering the list of games displayed on the games page, a “which” parameter is added to the :home path to allow the server to determine which games to include in the list it returns.</text:span></text:p>
      <text:p text:style-name="P17"/>
      <text:p text:style-name="P22"><text:tab/><text:span text:style-name="T8">view the main log-in page</text:span></text:p>
      <text:p text:style-name="P17"><text:tab/>page_path<text:tab/>GET<text:tab/><text:tab/>/<text:tab/><text:tab/><text:tab/>ReversiWeb.PageController<text:tab/><text:tab/>:index</text:p>
      <text:p text:style-name="P17"/>
      <text:p text:style-name="P22"><text:tab/><text:span text:style-name="T8">log in</text:span></text:p>
      <text:p text:style-name="P18"><text:tab/>session_path<text:tab/>POS<text:span text:style-name="T7">T<text:tab/><text:tab/></text:span>/session<text:tab/><text:tab/>ReversiWeb.SessionController<text:tab/>:create</text:p>
      <text:p text:style-name="P18"/>
      <text:p text:style-name="P24"><text:tab/><text:span text:style-name="T8">log out</text:span></text:p>
      <text:p text:style-name="P21"><text:tab/>session_path<text:tab/>DELETE<text:tab/>/session<text:tab/><text:tab/>ReversiWeb.SessionController<text:tab/>:delete</text:p>
      <text:p text:style-name="P21"/>
      <text:p text:style-name="P22"><text:tab/><text:span text:style-name="T8">create an account</text:span></text:p>
      <text:p text:style-name="P18"><text:tab/>user_path<text:tab/>POST <text:tab/><text:tab/>/users<text:tab/><text:tab/><text:tab/>ReversiWeb.UserController<text:tab/><text:tab/>:create</text:p>
      <text:p text:style-name="P18"/>
      <text:p text:style-name="P21"><text:tab/><text:span text:style-name="T9">view your profile</text:span></text:p>
      <text:p text:style-name="P21"><text:tab/>user_path<text:tab/>GET<text:tab/><text:tab/>users/:id<text:tab/><text:tab/>ReversiWeb.UserController<text:tab/><text:tab/>:show</text:p>
      <text:p text:style-name="P21"/>
      <text:p text:style-name="P21"><text:tab/><text:span text:style-name="T9">update your profile</text:span></text:p>
      <text:p text:style-name="P21"><text:tab/>user_path<text:tab/>PATCH<text:tab/>/users/:id<text:tab/><text:tab/>ReversiWeb.UserController<text:tab/><text:tab/>:update</text:p>
      <text:p text:style-name="P21"><text:tab/><text:tab/><text:tab/>PUT<text:tab/><text:tab/>/users/:id<text:tab/><text:tab/>ReversiWeb.UserController<text:tab/><text:tab/>:update</text:p>
      <text:p text:style-name="P21"/>
      <text:p text:style-name="P21"><text:tab/><text:span text:style-name="T11">cancel account creation or profile update</text:span></text:p>
      <text:p text:style-name="P21"><text:tab/>page_path<text:tab/>GET<text:tab/><text:tab/>/home<text:tab/><text:tab/><text:tab/>ReversiWeb.PageController<text:tab/><text:tab/>:home</text:p>
      <text:p text:style-name="P21"><text:tab/>page_path<text:tab/>GET<text:tab/><text:tab/>/<text:tab/><text:tab/><text:tab/>ReversiWeb.PageController<text:tab/><text:tab/>:index</text:p>
      <text:p text:style-name="P21"/>
      <text:p text:style-name="P22"><text:tab/><text:span text:style-name="T8">view the about page</text:span></text:p>
      <text:p text:style-name="P18"><text:soft-page-break/><text:tab/>page_path<text:tab/>GET<text:tab/><text:tab/>/about<text:tab/><text:tab/><text:tab/>ReversiWeb.PageController<text:tab/><text:tab/>:about</text:p>
      <text:p text:style-name="P18"/>
      <text:p text:style-name="P22"><text:tab/><text:span text:style-name="T8">view the games page</text:span></text:p>
      <text:p text:style-name="P18"><text:tab/>page_path<text:tab/>GET<text:tab/><text:tab/>/home<text:tab/><text:tab/><text:tab/>ReversiWeb.PageController<text:tab/><text:tab/>:home</text:p>
      <text:p text:style-name="P18"><text:tab/>game_path<text:tab/>GET<text:tab/><text:tab/>/games<text:tab/><text:tab/><text:tab/>ReversiWeb.GameController<text:tab/><text:tab/>:index</text:p>
      <text:p text:style-name="P18"/>
      <text:p text:style-name="P18"><text:tab/><text:span text:style-name="T10">filter the games list on the games page</text:span></text:p>
      <text:p text:style-name="P20"><text:tab/>page_path<text:tab/>GET<text:tab/><text:tab/>/home<text:tab/><text:tab/><text:tab/>ReversiWeb.PageController<text:tab/><text:tab/>:home</text:p>
      <text:p text:style-name="P18"/>
      <text:p text:style-name="P22"><text:tab/><text:span text:style-name="T8">create a new game</text:span></text:p>
      <text:p text:style-name="P18"><text:tab/>game_path<text:tab/>POST<text:tab/><text:tab/>/games<text:tab/><text:tab/><text:tab/>ReversiWeb.GameController<text:tab/><text:tab/>:create</text:p>
      <text:p text:style-name="P22"><text:tab/>state_path<text:tab/>POST<text:tab/><text:tab/>/api/v1/states<text:tab/><text:tab/>ReversiWeb.StateController<text:tab/><text:tab/>:create</text:p>
      <text:p text:style-name="P18"/>
      <text:p text:style-name="P22"><text:tab/><text:span text:style-name="T8">join a game</text:span></text:p>
      <text:p text:style-name="P18"><text:tab/>game_path<text:tab/>GET<text:tab/><text:tab/>/games/:id/edit<text:tab/>ReversiWeb.GameController<text:tab/><text:tab/>:edit</text:p>
      <text:p text:style-name="P18"><text:tab/>page_path<text:tab/>GET<text:tab/><text:tab/>/game/:game<text:tab/><text:tab/>ReversiWeb.PageController<text:tab/><text:tab/>:game</text:p>
      <text:p text:style-name="P18"/>
      <text:p text:style-name="P22"><text:tab/><text:span text:style-name="T8">view or play a game</text:span></text:p>
      <text:p text:style-name="P18"><text:tab/>page_path<text:tab/>GET<text:tab/><text:tab/>/game/:game<text:tab/><text:tab/>ReversiWeb.PageController<text:tab/><text:tab/>:game</text:p>
      <text:p text:style-name="P18"/>
      <text:p text:style-name="P23"><text:tab/><text:span text:style-name="T8">view the leader board</text:span></text:p>
      <text:p text:style-name="P19"><text:tab/>user_path<text:tab/>GET<text:tab/><text:tab/>/users<text:tab/><text:tab/><text:tab/>ReversiWeb.UserController<text:tab/><text:tab/>:index</text:p>
      <text:p text:style-name="P19"/>
      <text:p text:style-name="P23"><text:tab/><text:span text:style-name="T8">view a users completed games</text:span></text:p>
      <text:p text:style-name="P19"><text:tab/>game_path<text:tab/>GET<text:tab/><text:tab/>/games<text:tab/><text:tab/><text:tab/>ReversiWeb.GameController<text:tab/><text:tab/>:index</text:p>
      <text:p text:style-name="P7"/>
      <text:p text:style-name="P7"/>
      <text:p text:style-name="P15">Data structures on server</text:p>
      <text:p text:style-name="P15"/>
      <text:p text:style-name="P25">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the game id for that state, a boolean to indicate whose turn it is (player one’s or player two’s), and 64 values representing whether a specific grid square on the game board is empty (val = 0), contains a dark piece (val=1), or contains a light piece (val=2).</text:span></text:p>
      <text:p text:style-name="P1"/>
      <text:p text:style-name="P26">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7">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state display was handled entirely by the main Reversi React component, there was no need for traditional HTML display or form submission templates for this resource.</text:span></text:p>
      <text:p text:style-name="P27"><text:soft-page-break/></text:p>
      <text:p text:style-name="P27"/>
      <text:p text:style-name="P1"/>
      <text:p text:style-name="P15">Implementation of game rules</text:p>
      <text:p text:style-name="P28"/>
      <text:p text:style-name="P29">By default, when a game record is created in the “games” table, the current user is set as player one, player two is left null, and the “is over” boolean is set to false (to indicate that the game is not over yet)--and a new state record is created in the “states” table with the standard opening grid values and the “player one’s turn” boolean set to true (since the game starts with it being player one’s turn). When a second player joins a game, that game record is updated with the joining player’s id as player two, and the initial “client view”, as constructed by Play.client_view(), is sent to the front end. In the games_channel, calls to handle_in(“select”) in turn <text:span text:style-name="T16">call Play.select(), which implements the game logic for every move except concession (which is handled through handle_in(“concede”) by Play.concede()).</text:span></text:p>
      <text:p text:style-name="P28"/>
      <text:p text:style-name="P31">Play.select() <text:span text:style-name="T17">first checks to make sure the given index is a valid selection for the current state of the game: moves are not allowed if pieces are in the process of being flipped from the previous move, the state being displayed by the front-end must be the current state of the game, the game must still be in progress, and the selected game board grid square must be empty. If all of these conditions pass, Play.select() determines what pieces would be flipped by this move by calling get_indexes_to_flip(), which in turn uses eight helper methods to check each of the eight directions radiating from the selected game board grid square: east, southeast, south, southwest, west, northwest, north, and northeast. Each of these helper methods checks the vals of the grid indexes in its direction and returns a list of all consecutive indexes (starting immediately adjacent to the selected index) that contain opposing vals with an immediately following val of the selecting player, in accordance with game rules; recursion is used for this purpose within the Play.valid_move() method. If no pieces are to be flipped by the current selection, this selection is deemed invalid; if at least one piece would be flipped, the move is deemed valid and a new back-end game state is created using get_new_state_attrs() and create_state(). get_new_state_attrs() copies the current state and then changes the val of the selected index and the indexes to be flipped to the current player’s val; by default, it flips the “player_ones_turn” flag to indicate that it should be the opposing player’s turn next—but it must first be verified that the opposing player has at least one valid move after the current selection. This is accomplished by the use of the has_next_move() method: first a call for the opposing player and then, if the opposing player doesn’t have a valid move after the current selection, a call for the current player. If neither player has a valid move after the current selection, the game is updated with a true game_over, indicating the game is over. For valid moves, the id of the new state is returned; otherwise, the given state_id is returned, indicating no changes to the state were made with the invalid selection.</text:span></text:p>
      <text:p text:style-name="P30"/>
      <text:p text:style-name="P32">Play.concede() simply checks to make sure it’s the current user’s turn and that the current user is losing before updating the game’s game_over flag to true, indicating the game is over.</text:p>
      <text:p text:style-name="P8"/>
      <text:p text:style-name="P15">Challenges and Solutions</text:p>
      <text:p text:style-name="P34"/>
      <text:p text:style-name="P37">One major challenge was designing the structures for persistent game data in such a way that allowed for players/viewers to walk through the history of a game one move at a time. To do this, each game state had to be stored, not just the current game state. Furthermore, to be able to move both forward and backward, I decided to store the values of every game board grid square. To move forward through a game’s moves, one would only have to store the index of the newly played piece for each state, as the values for the rest of the grid squares could be implied from the previous state with this new index. This approach is very efficient in terms of space while somewhat less efficient in terms of time, as the <text:soft-page-break/>pieces to be flipped must be recalculated with every step through the game. In order to move backwards through the historical moves in a game, however, the approach of storing just the indexes of the newly played piece for each move does not work. It is impossible to calculate what pieces should be unflipped based on the current game state and the index of the previously placed piece, thus my decision to store the values of all grid squares for each state. While this approach may be less efficient in terms of space, it is very efficient in terms of time, as calculations to determine what pieces to flip/unflip only happen once, during the course or real-time game play.</text:p>
      <text:p text:style-name="P35"/>
      <text:p text:style-name="P33">adding password security</text:p>
      <text:p text:style-name="P33">responsive square column given Bootstrap gutters</text:p>
      <text:p text:style-name="P33">responsive piece centering and flipping</text:p>
      <text:p text:style-name="P36">built ecto queries to filter games</text:p>
      <text:p text:style-name="P36">built comparator to sort users by r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6T08:20:56.428618379</dc:date>
    <meta:editing-duration>P1DT15H34M29S</meta:editing-duration>
    <meta:editing-cycles>51</meta:editing-cycles>
    <meta:generator>LibreOffice/5.1.6.2$Linux_X86_64 LibreOffice_project/10m0$Build-2</meta:generator>
    <meta:document-statistic meta:table-count="0" meta:image-count="0" meta:object-count="0" meta:page-count="6" meta:paragraph-count="67" meta:word-count="2938" meta:character-count="17730" meta:non-whitespace-character-count="14762"/>
  </office:meta>
</office:document-meta>
</file>